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fo:font-size="9pt" fo:font-weight="bold" officeooo:rsid="00150192" officeooo:paragraph-rsid="00150192" fo:background-color="transparent" style:font-size-asian="9pt" style:font-weight-asian="bold" style:font-size-complex="9pt" style:font-weight-complex="bold"/>
    </style:style>
    <style:style style:name="P2" style:family="paragraph" style:parent-style-name="Standard">
      <style:paragraph-properties style:line-height-at-least="0.503cm"/>
      <style:text-properties fo:color="#000000" loext:opacity="100%" fo:font-size="9pt" fo:font-weight="bold" fo:background-color="transparent" style:font-size-asian="9pt" style:font-weight-asian="bold" style:font-size-complex="9pt" style:font-weight-complex="bold"/>
    </style:style>
    <style:style style:name="P3" style:family="paragraph" style:parent-style-name="Standard">
      <style:paragraph-properties style:line-height-at-least="0.503cm"/>
      <style:text-properties fo:color="#000000" loext:opacity="100%" fo:font-size="9pt" fo:font-weight="bold" officeooo:rsid="001934d2" officeooo:paragraph-rsid="001934d2" fo:background-color="transparent" style:font-size-asian="9pt" style:font-weight-asian="bold" style:font-size-complex="9pt" style:font-weight-complex="bold"/>
    </style:style>
    <style:style style:name="P4" style:family="paragraph" style:parent-style-name="Standard" style:list-style-name="L1">
      <style:paragraph-properties style:line-height-at-least="0.503cm"/>
      <style:text-properties officeooo:rsid="002428ad" officeooo:paragraph-rsid="002428ad"/>
    </style:style>
    <style:style style:name="P5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2a9f47" officeooo:paragraph-rsid="002a9f47" fo:background-color="transparent" style:font-size-asian="9pt" style:font-weight-asian="bold" style:font-size-complex="9pt" style:font-weight-complex="bold"/>
    </style:style>
    <style:style style:name="P6" style:family="paragraph" style:parent-style-name="Standard" style:list-style-name="L1">
      <style:paragraph-properties style:line-height-at-least="0.503cm"/>
      <style:text-properties fo:color="#000000" loext:opacity="100%" fo:font-size="9pt" fo:font-weight="bold" officeooo:rsid="0028cd62" officeooo:paragraph-rsid="0028cd62" fo:background-color="transparent" style:font-size-asian="9pt" style:font-weight-asian="bold" style:font-size-complex="9pt" style:font-weight-complex="bold"/>
    </style:style>
    <style:style style:name="P7" style:family="paragraph" style:parent-style-name="Standard" style:list-style-name="L1">
      <style:paragraph-properties style:line-height-at-least="0.503cm"/>
      <style:text-properties officeooo:rsid="0028cd62" officeooo:paragraph-rsid="0028cd62"/>
    </style:style>
    <style:style style:name="P8" style:family="paragraph" style:parent-style-name="Standard">
      <style:paragraph-properties style:line-height-at-least="0.503cm"/>
      <style:text-properties fo:color="#000000" loext:opacity="100%" fo:font-size="9pt" fo:font-weight="bold" officeooo:rsid="001934d2" officeooo:paragraph-rsid="002428ad" fo:background-color="transparent" style:font-size-asian="9pt" style:font-weight-asian="bold" style:font-size-complex="9pt" style:font-weight-complex="bold"/>
    </style:style>
    <style:style style:name="P9" style:family="paragraph" style:parent-style-name="Standard">
      <style:paragraph-properties style:line-height-at-least="0.503cm"/>
      <style:text-properties fo:color="#000000" loext:opacity="100%" fo:font-size="9pt" fo:background-color="transparent" style:font-size-asian="9pt" style:font-size-complex="9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officeooo:paragraph-rsid="002428ad" fo:background-color="transparent" style:font-size-asian="9pt" style:font-size-complex="9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officeooo:paragraph-rsid="002428ad" fo:background-color="transparent" style:font-size-asian="9pt" style:font-size-complex="9p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9pt" officeooo:paragraph-rsid="002428ad" style:font-size-asian="9pt" style:font-size-complex="9pt"/>
    </style:style>
    <style:style style:name="P13" style:family="paragraph" style:parent-style-name="Standard">
      <style:text-properties fo:color="#000000" loext:opacity="100%" fo:font-size="9pt" fo:font-weight="bold" officeooo:rsid="00150192" officeooo:paragraph-rsid="00150192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000000" loext:opacity="100%" fo:font-size="9pt" officeooo:rsid="00150192" officeooo:paragraph-rsid="00150192" style:font-size-asian="9pt" style:font-size-complex="9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officeooo:paragraph-rsid="00262509" fo:background-color="transparent" style:font-size-asian="9pt" style:font-size-complex="9p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officeooo:rsid="00150192" officeooo:paragraph-rsid="002c6b71" fo:background-color="transparent" style:font-size-asian="9pt" style:font-size-complex="9pt"/>
    </style:style>
    <style:style style:name="T1" style:family="text">
      <style:text-properties officeooo:rsid="001516be"/>
    </style:style>
    <style:style style:name="T2" style:family="text">
      <style:text-properties officeooo:rsid="002473c4"/>
    </style:style>
    <style:style style:name="T3" style:family="text">
      <style:text-properties officeooo:rsid="002428ad"/>
    </style:style>
    <style:style style:name="T4" style:family="text">
      <style:text-properties fo:color="#000000" loext:opacity="100%" fo:font-size="9pt" fo:font-weight="bold" officeooo:rsid="001934d2" fo:background-color="transparent" loext:char-shading-value="0" style:font-size-asian="9pt" style:font-weight-asian="bold" style:font-size-complex="9pt" style:font-weight-complex="bold"/>
    </style:style>
    <style:style style:name="T5" style:family="text">
      <style:text-properties fo:color="#000000" loext:opacity="100%" fo:font-size="9pt" fo:font-weight="bold" fo:background-color="transparent" loext:char-shading-value="0" style:font-size-asian="9pt" style:font-weight-asian="bold" style:font-size-complex="9pt" style:font-weight-complex="bold"/>
    </style:style>
    <style:style style:name="T6" style:family="text">
      <style:text-properties style:font-name="Consolas" fo:font-weight="normal"/>
    </style:style>
    <style:style style:name="T7" style:family="text">
      <style:text-properties style:font-name="Consolas" fo:font-weight="normal" fo:background-color="#b4c7dc" loext:char-shading-value="0"/>
    </style:style>
    <style:style style:name="T8" style:family="text">
      <style:text-properties style:font-name="Consolas" fo:font-weight="normal" fo:background-color="transparent" loext:char-shading-value="0"/>
    </style:style>
    <style:style style:name="T9" style:family="text">
      <style:text-properties officeooo:rsid="002c6b71" fo:background-color="#b4c7dc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ript „osm_<text:span text:style-name="T1">test</text:span>_0<text:span text:style-name="T2">6</text:span>.py“ <text:s/></text:p>
      <text:p text:style-name="P1">Daten ein: „<text:span text:style-name="T1">test</text:span>_0<text:span text:style-name="T2">5</text:span>.osm“<text:tab/><text:tab/>Daten aus: „<text:span text:style-name="T1">test</text:span>_0<text:span text:style-name="T2">6</text:span>.osm“</text:p>
      <text:p text:style-name="P2"/>
      <text:p text:style-name="P3"><text:span text:style-name="T3">Modifikationen aus JOSM auf Standardwerte setzen</text:span>:</text:p>
      <text:p text:style-name="P3"/>
      <text:list text:style-name="L1">
        <text:list-item>
          <text:p text:style-name="P4"><text:span text:style-name="T4">E</text:span><text:span text:style-name="T5">lemente mit „action=delete“ komplett löschen</text:span></text:p>
        </text:list-item>
        <text:list-item>
          <text:p text:style-name="P5">negative ID in positive ID ändern</text:p>
        </text:list-item>
        <text:list-item>
          <text:p text:style-name="P5">action=modify löschen</text:p>
        </text:list-item>
        <text:list-item>
          <text:p text:style-name="P6">timestamps, uid, user, changeset entfernen, Version auf „1“</text:p>
        </text:list-item>
        <text:list-item>
          <text:p text:style-name="P7"><text:span text:style-name="T5"/></text:p>
        </text:list-item>
      </text:list>
      <text:p text:style-name="P8"/>
      <text:p text:style-name="P1"/>
      <text:p text:style-name="P1">xml_in:</text:p>
      <text:p text:style-name="P9"/>
      <text:p text:style-name="P10"><text:span text:style-name="T6"><text:s text:c="2"/>&lt;node id='</text:span><text:span text:style-name="T7">-</text:span><text:span text:style-name="T6">191378' action='modify' visible='true' lat='59.1935366274' lon='18.22534052721' /&gt;</text:span></text:p>
      <text:p text:style-name="P10"><text:span text:style-name="T6"><text:s text:c="2"/>&lt;node id='</text:span><text:span text:style-name="T7">-</text:span><text:span text:style-name="T6">191379' action='modify' visible='true' lat='59.19367836951' lon='18.22585254261' /&gt;</text:span></text:p>
      <text:p text:style-name="P11"><text:s text:c="2"/>&lt;node id='119039' visible='true' version='1' lat='59.3206968' lon='18.0454426' /&gt;</text:p>
      <text:p text:style-name="P10"><text:span text:style-name="T6"><text:s text:c="2"/>&lt;way id='</text:span><text:span text:style-name="T7">-</text:span><text:span text:style-name="T6">148364' action='modify' visible='true'&gt;</text:span></text:p>
      <text:p text:style-name="P11"><text:s text:c="4"/>&lt;nd ref='2893802104' /&gt;</text:p>
      <text:p text:style-name="P10"><text:span text:style-name="T6"><text:s text:c="4"/>&lt;nd ref='</text:span><text:span text:style-name="T7">-</text:span><text:span text:style-name="T6">191378' /&gt;</text:span></text:p>
      <text:p text:style-name="P10"><text:span text:style-name="T6"><text:s text:c="4"/>&lt;nd ref='</text:span><text:span text:style-name="T7">-</text:span><text:span text:style-name="T6">191379' /&gt;</text:span></text:p>
      <text:p text:style-name="P11"><text:s text:c="4"/>&lt;tag k='highway' v='path' /&gt;</text:p>
      <text:p text:style-name="P11"><text:s text:c="2"/>&lt;/way&gt;</text:p>
      <text:p text:style-name="P10"><text:span text:style-name="T6"><text:s text:c="2"/>&lt;way id='4490189' </text:span><text:span text:style-name="T7">action='modify'</text:span><text:span text:style-name="T6"> visible='true' version='1'&gt;</text:span></text:p>
      <text:p text:style-name="P11"><text:s text:c="4"/>&lt;nd ref='27527823' /&gt;</text:p>
      <text:p text:style-name="P11"><text:s text:c="4"/>&lt;nd ref='300260246' /&gt;</text:p>
      <text:p text:style-name="P11"><text:s text:c="4"/>&lt;nd ref='1617791942' /&gt;</text:p>
      <text:p text:style-name="P11"><text:s text:c="4"/>&lt;nd ref='2023742470' /&gt;</text:p>
      <text:p text:style-name="P11"><text:s text:c="4"/>&lt;nd ref='27527823' /&gt;</text:p>
      <text:p text:style-name="P11"><text:s text:c="4"/>&lt;tag k='name' v='Kungsträdgården' /&gt;</text:p>
      <text:p text:style-name="P11"><text:s text:c="2"/>&lt;/way&gt;</text:p>
      <text:p text:style-name="P10"><text:span text:style-name="T6"><text:s text:c="2"/>&lt;way id='4491173' </text:span><text:span text:style-name="T7">action='delete'</text:span><text:span text:style-name="T6"> visible='true' version='1'&gt;</text:span></text:p>
      <text:p text:style-name="P11"><text:s text:c="4"/>&lt;tag k='highway' v='residential' /&gt;</text:p>
      <text:p text:style-name="P10"><text:soft-page-break/><text:span text:style-name="T6"><text:s text:c="4"/>&lt;tag k='name' v='Kungsgatan' /&gt;</text:span></text:p>
      <text:p text:style-name="P11"><text:s text:c="2"/>&lt;/way&gt;</text:p>
      <text:p text:style-name="P10"><text:span text:style-name="T6"><text:s text:c="2"/>&lt;node id='257' </text:span><text:span text:style-name="T7">timestamp='2008-12-30T04:35:26Z' uid='865' user='ken' </text:span><text:span text:style-name="T6">visible='true' version='</text:span><text:span text:style-name="T7">3</text:span><text:span text:style-name="T6">' </text:span><text:span text:style-name="T7">changeset='67'</text:span><text:span text:style-name="T6"> lat='59.20698' lon='18.2153434' /&gt;</text:span></text:p>
      <text:p text:style-name="P12"><text:span text:style-name="T8"><text:s text:c="2"/>&lt;node id='1907486936' </text:span><text:span text:style-name="T7">action='delete'</text:span><text:span text:style-name="T8"> visible='true' version='1' lat='59.1921608' lon='18.2125616' /&gt; <text:s/></text:span></text:p>
      <text:p text:style-name="P13"/>
      <text:p text:style-name="P13"/>
      <text:p text:style-name="P13">xml_expected:</text:p>
      <text:p text:style-name="P14"/>
      <text:p text:style-name="P15"><text:s text:c="2"/>&lt;node id='191378' action='modify' visible='true' lat='59.1935366274' lon='18.22534052721' /&gt;</text:p>
      <text:p text:style-name="P15"><text:s text:c="2"/>&lt;node id='191379' action='modify' visible='true' lat='59.19367836951' lon='18.22585254261' /&gt;</text:p>
      <text:p text:style-name="P15"><text:s text:c="2"/>&lt;node id='119039' visible='true' version='1' lat='59.3206968' lon='18.0454426' /&gt;</text:p>
      <text:p text:style-name="P15"><text:s text:c="2"/>&lt;way id='148364' action='modify' visible='true'&gt;</text:p>
      <text:p text:style-name="P15"><text:s text:c="4"/>&lt;nd ref='2893802104' /&gt;</text:p>
      <text:p text:style-name="P15"><text:s text:c="4"/>&lt;nd ref='191378' /&gt;</text:p>
      <text:p text:style-name="P15"><text:s text:c="4"/>&lt;nd ref='191379' /&gt;</text:p>
      <text:p text:style-name="P15"><text:s text:c="4"/>&lt;tag k='highway' v='path' /&gt;</text:p>
      <text:p text:style-name="P15"><text:s text:c="2"/>&lt;/way&gt;</text:p>
      <text:p text:style-name="P15"><text:s text:c="2"/>&lt;way id='4490189' visible='true' version='1'&gt;</text:p>
      <text:p text:style-name="P15"><text:s text:c="4"/>&lt;nd ref='27527823' /&gt;</text:p>
      <text:p text:style-name="P15"><text:s text:c="4"/>&lt;nd ref='300260246' /&gt;</text:p>
      <text:p text:style-name="P15"><text:s text:c="4"/>&lt;nd ref='1617791942' /&gt;</text:p>
      <text:p text:style-name="P15"><text:s text:c="4"/>&lt;nd ref='2023742470' /&gt;</text:p>
      <text:p text:style-name="P15"><text:s text:c="4"/>&lt;nd ref='27527823' /&gt;</text:p>
      <text:p text:style-name="P15"><text:s text:c="4"/>&lt;tag k='name' v='Kungsträdgården' /&gt;</text:p>
      <text:p text:style-name="P15"><text:s text:c="2"/>&lt;/way&gt;</text:p>
      <text:p text:style-name="P16"><text:s text:c="2"/>&lt;node id='257' visible='true' version='<text:span text:style-name="T9">1</text:span>' lat='59.20698' lon='18.2153434' /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13:18:28.480000000</meta:creation-date>
    <dc:date>2025-03-04T17:23:51.350000000</dc:date>
    <meta:editing-duration>PT1H20M45S</meta:editing-duration>
    <meta:editing-cycles>13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51" meta:word-count="209" meta:character-count="2123" meta:non-whitespace-character-count="1838"/>
  </office:meta>
</office:document-meta>
</file>